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00%"/>
      <style:text-properties officeooo:rsid="001429f0" officeooo:paragraph-rsid="001429f0"/>
    </style:style>
    <style:style style:name="P2" style:family="paragraph" style:parent-style-name="Standard">
      <style:paragraph-properties fo:margin-top="0.198in" fo:margin-bottom="0.198in" loext:contextual-spacing="false" fo:line-height="115%"/>
      <style:text-properties officeooo:rsid="001429f0" officeooo:paragraph-rsid="00142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ah Branch</text:p>
      <text:p text:style-name="P1">COSC 366</text:p>
      <text:p text:style-name="P2">COSC 3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1:15:29.560572000</meta:creation-date>
    <dc:date>2019-12-05T21:19:48.788502502</dc:date>
    <meta:editing-duration>PT4M20S</meta:editing-duration>
    <meta:editing-cycles>1</meta:editing-cycles>
    <meta:document-statistic meta:table-count="0" meta:image-count="0" meta:object-count="0" meta:page-count="1" meta:paragraph-count="3" meta:word-count="6" meta:character-count="27" meta:non-whitespace-character-count="24"/>
    <meta:generator>LibreOffice/6.2.8.2$Linux_X86_64 LibreOffice_project/20$Build-2</meta:generator>
  </office:meta>
</office:document-meta>
</file>